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style>
    <style:style style:name="P2" style:family="paragraph" style:parent-style-name="Standard">
      <style:text-properties style:font-name="Calibri" fo:language="en" fo:country="GB" fo:font-weight="bold" style:font-weight-asian="bold"/>
    </style:style>
    <style:style style:name="P3" style:family="paragraph" style:parent-style-name="Standard" style:list-style-name="WWNum1"/>
    <style:style style:name="P4" style:family="paragraph" style:parent-style-name="Standard" style:list-style-name="WWNum1">
      <style:text-properties officeooo:paragraph-rsid="0016dbb2"/>
    </style:style>
    <style:style style:name="P5" style:family="paragraph" style:parent-style-name="Standard" style:list-style-name="WWNum1">
      <style:text-properties officeooo:paragraph-rsid="0018035e"/>
    </style:style>
    <style:style style:name="P6" style:family="paragraph" style:parent-style-name="Standard" style:list-style-name="WWNum1">
      <style:paragraph-properties fo:margin-left="0in" fo:margin-right="0in" fo:text-indent="0in" style:auto-text-indent="false"/>
      <style:text-properties officeooo:paragraph-rsid="0018035e"/>
    </style:style>
    <style:style style:name="P7" style:family="paragraph" style:parent-style-name="Standard" style:list-style-name="WWNum1">
      <style:text-properties officeooo:rsid="0016dbb2" officeooo:paragraph-rsid="0016dbb2"/>
    </style:style>
    <style:style style:name="P8" style:family="paragraph" style:parent-style-name="Standard">
      <style:text-properties officeooo:paragraph-rsid="0018035e"/>
    </style:style>
    <style:style style:name="T1" style:family="text">
      <style:text-properties officeooo:rsid="0018035e"/>
    </style:style>
    <style:style style:name="T2" style:family="text">
      <style:text-properties fo:color="#c921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POSITION OF ADVERBS</text:p>
      <text:p text:style-name="P2">What is the right position of the adverb? Copy the sentences including the adverb(ial(s)) in brackets in the right position. Do not use them at the very beginning or at the very end and don’t place any unnecessary stress anywhere.</text:p>
      <text:list xml:id="list2528322375" text:style-name="WWNum1">
        <text:list-item>
          <text:p text:style-name="P3">My sister plays the piano even for someone who has just started. (awfully)</text:p>
          <text:p text:style-name="P6">My sister plays the piano awfully even for someone who has just started. </text:p>
        </text:list-item>
        <text:list-item>
          <text:p text:style-name="P4">She met him behind the bike shed. (secretly)</text:p>
          <text:p text:style-name="P5">She secretly met him behind the bike shed. </text:p>
          <text:p text:style-name="P4"/>
        </text:list-item>
        <text:list-item>
          <text:p text:style-name="P4">John speaks English compared to most foreigners. (well)</text:p>
          <text:p text:style-name="P4">John speaks English <text:span text:style-name="T1">well </text:span>compared to most foreigners. </text:p>
          <text:p text:style-name="P7"/>
        </text:list-item>
        <text:list-item>
          <text:p text:style-name="P3">I will tell you the story tomorrow if you can help me remember. (at work)</text:p>
          <text:p text:style-name="P4">I will tell you the story tomorrow <text:span text:style-name="T1">at work</text:span> if you can help me remember. </text:p>
          <text:p text:style-name="P4"/>
        </text:list-item>
        <text:list-item>
          <text:p text:style-name="P4">I am working downstairs , as they are redecorating my office. (today)</text:p>
          <text:p text:style-name="P4">I am working downstairs <text:span text:style-name="T1">today</text:span>, as they are redecorating my office. </text:p>
          <text:p text:style-name="P4"/>
        </text:list-item>
        <text:list-item>
          <text:p text:style-name="P3">He is flying to London right after he has finished his exam. (tomorrow)</text:p>
          <text:p text:style-name="P4">He is flying to London <text:span text:style-name="T1">tomorrow </text:span>right after he has finished his exam. </text:p>
          <text:p text:style-name="P4"/>
        </text:list-item>
        <text:list-item>
          <text:p text:style-name="P3">He plays golf on Sundays though he is not very good. (sometimes)</text:p>
          <text:p text:style-name="P5">He sometimes plays golf on Sundays though he is not very good. </text:p>
        </text:list-item>
      </text:list>
      <text:p text:style-name="Standard"/>
      <text:list xml:id="list130145192295212" text:continue-numbering="true" text:style-name="WWNum1">
        <text:list-item>
          <text:p text:style-name="P3">We have fish for dinner except on Fridays. (seldom)</text:p>
        </text:list-item>
      </text:list>
      <text:p text:style-name="P8">We have fish <text:span text:style-name="T2">seldom</text:span> for dinner except on Fridays.</text:p>
      <text:list xml:id="list130145738306970" text:continue-numbering="true" text:style-name="WWNum1">
        <text:list-item>
          <text:p text:style-name="P3"><text:soft-page-break/>Peter doesn't get up before seven unless he teaches early. (usually)</text:p>
          <text:p text:style-name="P5">Peter <text:span text:style-name="T2">usually</text:span> doesn't get up before seven unless he teaches early.</text:p>
          <text:p text:style-name="P4"/>
        </text:list-item>
        <text:list-item>
          <text:p text:style-name="P4">The weather is bad in November if you live in the North. (always)</text:p>
          <text:p text:style-name="P5">The weather is always bad in November if you live in the North.</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oosterhuis</meta:initial-creator>
    <meta:editing-cycles>7</meta:editing-cycles>
    <meta:print-date>2015-05-11T14:56:00</meta:print-date>
    <meta:creation-date>2013-10-07T07:53:00</meta:creation-date>
    <dc:date>2024-03-12T13:00:41.674097773</dc:date>
    <meta:editing-duration>PT1H1M43S</meta:editing-duration>
    <meta:generator>LibreOffice/7.3.7.2$Linux_X86_64 LibreOffice_project/30$Build-2</meta:generator>
    <meta:document-statistic meta:table-count="0" meta:image-count="0" meta:object-count="0" meta:page-count="2" meta:paragraph-count="22" meta:word-count="280" meta:character-count="1524" meta:non-whitespace-character-count="1269"/>
    <meta:user-defined meta:name="AppVersion">14.0000</meta:user-defined>
    <meta:user-defined meta:name="Company">Hogeschool Utrecht</meta:user-defined>
    <meta:template xlink:type="simple" xlink:actuate="onRequest" xlink:title="Normal" xlink:href=""/>
  </office:meta>
</office:document-meta>
</file>